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558ba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558ba" officeooo:paragraph-rsid="001558ba" style:font-size-asian="12.25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officeooo:rsid="001558ba" officeooo:paragraph-rsid="001558ba" style:font-size-asian="12.25pt" style:font-size-complex="14pt"/>
    </style:style>
    <style:style style:name="T1" style:family="text">
      <style:text-properties fo:language="en" fo:country="US" officeooo:rsid="0015ebea"/>
    </style:style>
    <style:style style:name="T2" style:family="text">
      <style:text-properties fo:language="ru" fo:country="RU" officeooo:rsid="0015eb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 РОССИЙСКОЙ ФЕДЕРАЦИИ</text:p>
      <text:p text:style-name="P1">ФЕДЕРАЛЬНОЕ АГЕНСТВО ПО ОБРАЗОВАНИЮ</text:p>
      <text:p text:style-name="P1"/>
      <text:p text:style-name="P1">АРЗАМАССКИЙ ПОЛИТЕХНИЧЕСКИЙ ИНСТИТУТ (ФИЛИАЛ) НИЖЕГОРОДСКОГО ГОСУДАРСТВЕННОГОТЕХНИЧЕСКОГО УНИВЕРСИТЕТА им. Р.Е. Алексеева</text:p>
      <text:p text:style-name="P1"/>
      <text:p text:style-name="P1"/>
      <text:p text:style-name="P2">Факультет ИЭП<text:tab/><text:tab/><text:tab/>КР-АПИ(<text:span text:style-name="T2">Ф</text:span>)НГТУ-210200.65-(АВР09-1)-03-13</text:p>
      <text:p text:style-name="P2">Кафедра КиТ РЭС</text:p>
      <text:p text:style-name="P2"/>
      <text:p text:style-name="P2"/>
      <text:p text:style-name="P1">ПОЯСНИТЕЛЬНАЯ ЗАПИСКА</text:p>
      <text:p text:style-name="P1">к курсовой работе по проектированию устройств СВЧ</text:p>
      <text:p text:style-name="P1"/>
      <text:p text:style-name="P1">Тема: Проектирование оптимальной ВЩА с 10 продольными щелями на широкой стенке</text:p>
      <text:p text:style-name="P1"/>
      <text:p text:style-name="P1"/>
      <text:p text:style-name="P1"/>
      <text:p text:style-name="P1"/>
      <text:p text:style-name="P1"/>
      <text:p text:style-name="P1"/>
      <text:p text:style-name="P3">Выполнил:</text:p>
      <text:p text:style-name="P3">студент группы АВР09-1</text:p>
      <text:p text:style-name="P3">Муртазина Е.В.</text:p>
      <text:p text:style-name="P3">Проверил:</text:p>
      <text:p text:style-name="P3">Рязанов А.В.</text:p>
      <text:p text:style-name="P3"/>
      <text:p text:style-name="P1">Арзамас 2013 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4:53:57.911000000</meta:creation-date>
    <dc:date>2013-11-30T16:45:03.877000000</dc:date>
    <meta:editing-duration>P0D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4" meta:word-count="58" meta:character-count="507" meta:non-whitespace-character-count="461"/>
  </office:meta>
</office:document-meta>
</file>